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essiah" svg:font-family="essiah" style:font-pitch="variable"/>
    <style:font-face style:name="essio" svg:font-family="essio"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essio" fo:font-size="16pt" officeooo:rsid="000cb23c" officeooo:paragraph-rsid="000cb23c" style:font-size-asian="14pt" style:font-size-complex="16pt"/>
    </style:style>
    <style:style style:name="P2" style:family="paragraph" style:parent-style-name="Standard">
      <style:text-properties style:font-name="essio" fo:font-size="16pt" fo:font-weight="normal" officeooo:rsid="001e75f8" officeooo:paragraph-rsid="000cb23c" style:font-size-asian="14pt" style:font-weight-asian="normal" style:font-size-complex="16pt" style:font-weight-complex="normal"/>
    </style:style>
    <style:style style:name="P3" style:family="paragraph" style:parent-style-name="Standard">
      <style:text-properties style:font-name="essio" fo:font-size="16pt" fo:font-weight="normal" officeooo:rsid="00205801" officeooo:paragraph-rsid="00205801" style:font-size-asian="14pt" style:font-weight-asian="normal" style:font-size-complex="16pt" style:font-weight-complex="normal"/>
    </style:style>
    <style:style style:name="P4" style:family="paragraph" style:parent-style-name="Standard">
      <style:text-properties style:font-name="essiah" fo:font-size="16pt" fo:font-weight="normal" officeooo:rsid="002923e7" officeooo:paragraph-rsid="002923e7" style:font-size-asian="14pt" style:font-weight-asian="normal" style:font-size-complex="16pt" style:font-weight-complex="normal"/>
    </style:style>
    <style:style style:name="P5" style:family="paragraph" style:parent-style-name="Standard">
      <style:text-properties style:font-name="essiah" fo:font-size="16pt" fo:font-weight="normal" officeooo:rsid="002923e7" officeooo:paragraph-rsid="00484519" style:font-size-asian="14pt" style:font-weight-asian="normal" style:font-size-complex="16pt" style:font-weight-complex="normal"/>
    </style:style>
    <style:style style:name="P6" style:family="paragraph" style:parent-style-name="Standard">
      <style:text-properties style:font-name="DejaVu Sans" fo:font-size="16pt" fo:font-weight="normal" officeooo:rsid="002923e7" officeooo:paragraph-rsid="002923e7" style:font-size-asian="14pt" style:font-weight-asian="normal" style:font-size-complex="16pt" style:font-weight-complex="normal"/>
    </style:style>
    <style:style style:name="P7" style:family="paragraph" style:parent-style-name="Standard">
      <style:text-properties style:font-name="DejaVu Sans" fo:font-size="16pt" fo:font-weight="normal" officeooo:rsid="002923e7" officeooo:paragraph-rsid="0059480b" style:font-size-asian="14pt" style:font-weight-asian="normal" style:font-size-complex="16pt" style:font-weight-complex="normal"/>
    </style:style>
    <style:style style:name="P8" style:family="paragraph" style:parent-style-name="Standard">
      <style:text-properties style:font-name="essio" fo:font-size="16pt" fo:font-weight="normal" officeooo:rsid="001e75f8" officeooo:paragraph-rsid="000cb23c" style:font-size-asian="14pt" style:font-weight-asian="normal" style:font-size-complex="16pt" style:font-weight-complex="normal"/>
    </style:style>
    <style:style style:name="T1" style:family="text">
      <style:text-properties officeooo:rsid="002a0988"/>
    </style:style>
    <style:style style:name="T2" style:family="text">
      <style:text-properties officeooo:rsid="002af83e"/>
    </style:style>
    <style:style style:name="T3" style:family="text">
      <style:text-properties officeooo:rsid="003542db"/>
    </style:style>
    <style:style style:name="T4" style:family="text">
      <style:text-properties officeooo:rsid="003f58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ocoos pasnu po tro<text:span text:style-name="T2"> daso luu, icuu oocmos aturac luu po to</text:span>.<text:span text:style-name="T3"> oocoos dos ocoos po tro. oocoos bidroso luu po trotu, icuu sE po trotu agres luu anu po. suunu agres dox po tro. suunu agres mol mecron tes luu po tru.</text:span></text:p>
      <text:p text:style-name="P4"/>
      <text:p text:style-name="P7">"I <text:span text:style-name="T1">began</text:span> the <text:span text:style-name="T4">document with force, but ended with a problem. <text:s/>I began at the beginning. I began with the fundamentals, but the people did not stand with me. </text:span></text:p>
      <text:p text:style-name="P7"><text:span text:style-name="T4">They stand with the state. They are standing with the great hierarchy.</text:span>"</text:p>
      <text:p text:style-name="P6"/>
      <text:p text:style-name="P6"/>
      <text:p text:style-name="P2"/>
      <text:p text:style-name="P2"/>
      <text:p text:style-name="P3"/>
      <text:p text:style-name="P3"/>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essiah" svg:font-family="essiah" style:font-pitch="variable"/>
    <style:font-face style:name="essio" svg:font-family="essio"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1:49:11.646218320</meta:creation-date>
    <meta:generator>LibreOffice/5.1.0.3$Linux_x86 LibreOffice_project/10m0$Build-3</meta:generator>
    <dc:date>2016-03-22T23:03:04.359083360</dc:date>
    <meta:editing-duration>PT1H35M29S</meta:editing-duration>
    <meta:editing-cycles>58</meta:editing-cycles>
    <meta:document-statistic meta:table-count="0" meta:image-count="0" meta:object-count="0" meta:page-count="1" meta:paragraph-count="3" meta:word-count="84" meta:character-count="438" meta:non-whitespace-character-count="355"/>
  </office:meta>
</office:document-meta>
</file>